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end"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officeooo:rsid="001fe8b2" officeooo:paragraph-rsid="001fe8b2" style:font-size-asian="14pt" style:font-size-complex="14pt"/>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Text_20_body">
      <style:paragraph-properties fo:text-align="end" style:justify-single-word="false"/>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officeooo:rsid="001fe8b2" style:font-size-asian="16pt" style:font-size-complex="16pt"/>
    </style:style>
    <style:style style:name="T3" style:family="text">
      <style:text-properties fo:font-weight="normal" style:font-weight-asian="normal" style:font-weight-complex="normal"/>
    </style:style>
    <style:style style:name="T4" style:family="text">
      <style:text-properties fo:font-weight="normal" officeooo:rsid="001f559a" style:font-weight-asian="normal" style:font-weight-complex="normal"/>
    </style:style>
    <style:style style:name="T5" style:family="text">
      <style:text-properties fo:font-weight="normal" officeooo:rsid="001fe8b2" style:font-weight-asian="normal" style:font-weight-complex="normal"/>
    </style:style>
    <style:style style:name="T6" style:family="text">
      <style:text-properties fo:font-weight="normal" officeooo:rsid="002a691b" style:font-weight-asian="normal" style:font-weight-complex="normal"/>
    </style:style>
    <style:style style:name="T7" style:family="text">
      <style:text-properties officeooo:rsid="001f559a"/>
    </style:style>
    <style:style style:name="T8" style:family="text">
      <style:text-properties officeooo:rsid="001fe8b2"/>
    </style:style>
    <style:style style:name="T9" style:family="text">
      <style:text-properties officeooo:rsid="00234bec"/>
    </style:style>
    <style:style style:name="T10" style:family="text">
      <style:text-properties officeooo:rsid="002418e4"/>
    </style:style>
    <style:style style:name="T11" style:family="text">
      <style:text-properties officeooo:rsid="00243a48"/>
    </style:style>
    <style:style style:name="T12" style:family="text">
      <style:text-properties officeooo:rsid="0026f815"/>
    </style:style>
    <style:style style:name="T13" style:family="text">
      <style:text-properties officeooo:rsid="0028ca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Quiec </text:span><text:span text:style-name="T2">F</text:span><text:span text:style-name="T1">lorian<text:tab/></text:span><text:tab/><text:tab/><text:tab/><text:tab/><text:tab/><text:tab/><text:span text:style-name="T5">Auray</text:span><text:span text:style-name="T3">, le </text:span><text:span text:style-name="T6">07</text:span><text:span text:style-name="T4">/</text:span><text:span text:style-name="T6">10</text:span><text:span text:style-name="T3">/2019</text:span></text:p>
      <text:p text:style-name="P5"><text:span text:style-name="T8">10 rue Marc Lucien</text:span> </text:p>
      <text:p text:style-name="P5">56<text:span text:style-name="T8">400 Auray</text:span></text:p>
      <text:p text:style-name="P5">Tél: 07-84-66-29-59</text:p>
      <text:p text:style-name="P5"><text:a xlink:type="simple" xlink:href="mailto:florian.quiec@laposte.net" text:style-name="Internet_20_link" text:visited-style-name="Visited_20_Internet_20_Link">florian.quiec@laposte.net</text:a></text:p>
      <text:p text:style-name="P6">B et A Bactéries et Aliments</text:p>
      <text:p text:style-name="P7">Mme Gall</text:p>
      <text:p text:style-name="P7">Z.A de Kerboulard</text:p>
      <text:p text:style-name="P6"><text:s/><text:span text:style-name="T8">56250</text:span> S<text:span text:style-name="T8">aint-Nolff</text:span></text:p>
      <text:p text:style-name="P9"/>
      <text:p text:style-name="P1"/>
      <text:p text:style-name="P4">Candidature au poste de Technicien <text:span text:style-name="T7">microbiologiste en agroalimentaire.</text:span></text:p>
      <text:p text:style-name="P8"/>
      <text:p text:style-name="P1">Madame <text:span text:style-name="T12">Gall,</text:span></text:p>
      <text:p text:style-name="P1"/>
      <text:p text:style-name="P1"><text:tab/><text:tab/>Ayant pris connaissance de votre offre via <text:span text:style-name="T7">pole-emploi</text:span>, <text:span text:style-name="T7">et actuellement a la recherche d’un emploi je vous propose ma candidature au poste de technicien microbiologiste</text:span>. </text:p>
      <text:p text:style-name="P1"/>
      <text:p text:style-name="P1"><text:tab/>Intéressé par l'opportunité de me rapprocher de ma formation initiale et du monde de la recherche, ce poste est <text:span text:style-name="T13">pour moi</text:span> très attractif.</text:p>
      <text:p text:style-name="P1">J'ai pratiqué l<text:span text:style-name="T9">e travail de laboratoire et la culture microbiologique</text:span> durant mon cursus scolaire. <text:span text:style-name="T11">Les différents postes que j’ai occupé m’ont sensibilisé au règles d’ hygiène et à la sécurité au travail. </text:span><text:s/>Mon dernier emploi m'a permis de développer <text:span text:style-name="T9">ma rigueur et</text:span> mes compétences de technicien. Je pense pouvoir transposer ces compétences et mes connaissances scolaires <text:span text:style-name="T9">au poste que vous proposez.</text:span></text:p>
      <text:p text:style-name="P1"/>
      <text:p text:style-name="P1"><text:tab/>Les <text:span text:style-name="T9">manipulations de laboratoire</text:span>, <text:span text:style-name="T9">l</text:span>e<text:span text:style-name="T9">s</text:span> mesures physico-chimiques et le traitement de données m'ont accompagné tout au long de mon cursu<text:span text:style-name="T12">s</text:span> et me sont familier. Je ne dispose en revanche d'aucune expérience <text:span text:style-name="T10">professionnel dans le domaine </text:span>mais je suis disposé à m'investir pleinement dans <text:span text:style-name="T10">l’apprentissage des gestes et savoirs nécessaires à la bonne pratique de ma fonction</text:span>.</text:p>
      <text:p text:style-name="P1"/>
      <text:p text:style-name="P1"><text:tab/><text:span text:style-name="T10">Le <text:s/>poste que vous proposez au sein de Bactérie et Aliment serait pour moi l’occasion de développer mes compétences dans une discipline scientifique que j’ai toujours apprécié.</text:span></text:p>
      <text:p text:style-name="P1"/>
      <text:p text:style-name="P1"><text:tab/>J’espère que le côté quelque peu atypique de mon profil et les compétences techniques que j'ai cultivées ces derniers mois pourront jouer en ma faveur. Soyez assurés de mon envie de me former au quotidien et de ma volonté d'effectuer un travail de qualité à chaque instant.</text:p>
      <text:p text:style-name="P2">Quiec Florian <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20:46:32.50</meta:creation-date>
    <dc:date>2019-10-07T12:09:29.067992019</dc:date>
    <meta:editing-duration>PT17H59M14S</meta:editing-duration>
    <meta:editing-cycles>12</meta:editing-cycles>
    <meta:generator>LibreOffice/6.2.5.2$Linux_X86_64 LibreOffice_project/20$Build-2</meta:generator>
    <meta:document-statistic meta:table-count="0" meta:image-count="0" meta:object-count="0" meta:page-count="1" meta:paragraph-count="18" meta:word-count="278" meta:character-count="1816" meta:non-whitespace-character-count="1528"/>
  </office:meta>
</office:document-meta>
</file>